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FreeSans" svg:font-family="FreeSans" style:font-family-generic="roman" style:font-pitch="variable"/>
    <style:font-face style:name="FreeSans1" svg:font-family="FreeSans" style:font-family-generic="swiss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padding="0.0291in" fo:border-left="none" fo:border-right="none" fo:border-top="none" fo:border-bottom="0.99pt solid #000000" style:join-border="false"/>
    </style:style>
    <style:style style:name="P3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 convocation</text:p>
      <text:p text:style-name="Standard"/>
      <text:p text:style-name="Standard">Les compétences: </text:p>
      <text:p text:style-name="Standard">Convoquer</text:p>
      <text:p text:style-name="Standard">Dominer</text:p>
      <text:p text:style-name="Standard">Lier</text:p>
      <text:p text:style-name="Standard">Révoquer</text:p>
      <text:p text:style-name="Standard"/>
      <text:p text:style-name="Standard">Pour utiliser les compétences, il faut des caract &gt; à 5.</text:p>
      <text:p text:style-name="Standard"/>
      <text:p text:style-name="Standard">1 test de comp par tour</text:p>
      <text:p text:style-name="Standard"/>
      <text:p text:style-name="Standard"/>
      <text:p text:style-name="Standard">Le convocateur décrit la créature qu'il veut (ou la nomme), et le mj détermine le niveau de la créature et la difficiculté du jet.</text:p>
      <text:p text:style-name="Standard"/>
      <text:p text:style-name="Standard"/>
      <text:p text:style-name="Standard">Lier sert à lier une créature dans un objet. </text:p>
      <text:p text:style-name="Standard">Invoquer une créature lier à son objet est gratuit mais cela prend 1 tour. </text:p>
      <text:p text:style-name="Standard"/>
      <text:p text:style-name="Standard">L'objet doit avoir un présence &gt;= à la présence de la créature;</text:p>
      <text:p text:style-name="Standard"/>
      <text:p text:style-name="Standard">un etre vivant peut contenir des créatures ayant le double de leur présence</text:p>
      <text:p text:style-name="Standard"/>
      <text:p text:style-name="Standard">si un baton à 60 en présence il peut contenir 2 créatures avec 30 en présence. </text:p>
      <text:p text:style-name="Standard">Il faut dépenser la quantité de Zéon par jour pou rmaintenir un lien.</text:p>
      <text:p text:style-name="Standard"/>
      <text:p text:style-name="Standard">Invoquer, dominer, révoquer un groupe de créature entraine un malus de -50 au jet mais il faut dépenser le zéon pour chaque créature. Limité au même type de créature. (sauf pour révoquer). </text:p>
      <text:p text:style-name="Standard"/>
      <text:p text:style-name="Standard">Il existe <text:s/>des bonus si une personne réalise un rituel pour invoquer la créature. </text:p>
      <text:p text:style-name="P2"/>
      <text:p text:style-name="Standard">Il est possible de faire un familier, </text:p>
      <text:p text:style-name="Standard"/>
      <text:p text:style-name="Standard">Il ne peut y avoir qu'un niveau de difference entre le personnage et son familier. </text:p>
      <text:p text:style-name="Standard"/>
      <text:p text:style-name="Standard"><text:soft-page-break/>Le test est un test de lier avec le niveau du familier +2, le coup en zéon est de 10 fois supérieur.</text:p>
      <text:p text:style-name="Standard">Le coup journalier est de la moitier du coup de lier.</text:p>
      <text:p text:style-name="Standard"/>
      <text:p text:style-name="Standard"><text:span text:style-name="T1">Lien</text:span> <text:s/></text:p>
      <text:p text:style-name="Standard">Le familier gagne un niveau en même temps que son porteur (le coup en zeon auguement aussi) </text:p>
      <text:p text:style-name="Standard">L'ame des deux sont partagés. </text:p>
      <text:p text:style-name="Standard">Si familier blessé: le perso fait un test de RPhy contre le double des dommages (une fois par blessure). Si echec – 20 à toutes les actions. (Récupération = 5 points par heure). </text:p>
      <text:p text:style-name="Standard">Si échec &gt; 50 alors le personnage devient inconscient. Si la créature a Encaissement, alors le test se fait sur 1/10 des dégats subit. </text:p>
      <text:p text:style-name="Standard"/>
      <text:p text:style-name="Standard"/>
      <text:p text:style-name="Standard">Si le familier meurt:</text:p>
      <text:p text:style-name="Standard">Malus de -20 <text:s/>automatique</text:p>
      <text:p text:style-name="Standard">RPhy contre la blessure qui a provboqué la mort, echec == inconscience.</text:p>
      <text:p text:style-name="Standard">Si marge d'echec &gt; 60 =&gt; mort du personnage</text:p>
      <text:p text:style-name="Standard"/>
      <text:p text:style-name="Standard"/>
      <text:p text:style-name="P1">Le lien se brise </text:p>
      <text:p text:style-name="P1">-Une semaine sans reception des points zeon.</text:p>
      <text:p text:style-name="P1"/>
      <text:p text:style-name="P1">Pause</text:p>
      <text:p text:style-name="P1">Il est possible de mettre en pause un familier (moins cher en zeon) pas d'expérience gagné). </text:p>
      <text:p text:style-name="P1"/>
      <text:p text:style-name="P3"/>
      <text:p text:style-name="P1"/>
      <text:p text:style-name="P1">Invocation:</text:p>
      <text:p text:style-name="P1"/>
      <text:p text:style-name="P1">permet d'appeler des créatures très puissante. </text:p>
      <text:p text:style-name="P1"/>
      <text:p text:style-name="P1">Il faut accepter un pacte, voir page 184, les descriptifs des arcanes. </text:p>
      <text:p text:style-name="P1"/>
      <text:p text:style-name="P3"/>
      <text:p text:style-name="P1"/>
      <text:p text:style-name="P1"><text:soft-page-break/><text:span text:style-name="T1">Chapitre 5:</text:span> La vie la mort</text:p>
      <text:p text:style-name="P1"/>
      <text:p text:style-name="P1">Soigner une hémorragie: Test facile de medecine</text:p>
      <text:p text:style-name="P1">Par tranche de 5 pv, le test subit un malus de -10. </text:p>
      <text:p text:style-name="P1"/>
      <text:p text:style-name="P1">Si PV &gt; 0 tous va bien</text:p>
      <text:p text:style-name="P1">Si PV == 0 inconscience</text:p>
      <text:p text:style-name="P1">Si PV &lt; 0 inconscience (Entre la vie et la mort)</text:p>
      <text:p text:style-name="P1">Si PV &lt; -1*5*CON = mort</text:p>
      <text:p text:style-name="P1"/>
      <text:p text:style-name="P1">Entre le vie et la mort: Faire un test toutes les heures de RPhy diff 120. </text:p>
      <text:p text:style-name="P1">Si echec =&gt; -1 pv </text:p>
      <text:p text:style-name="P1">Si echec &gt; 60 =&gt; Mort</text:p>
      <text:p text:style-name="P1"/>
      <text:p text:style-name="P1">Si réussite, le perso se stabilise et reprend conscience, malus à -60, récupération de 5 par jour. </text:p>
      <text:p text:style-name="P1">Il est possible de stabiliser une personne avec un test en medecine de difficulté moyenne. </text:p>
      <text:p text:style-name="P1"/>
      <text:p text:style-name="P1"/>
      <text:p text:style-name="P1">L'ame</text:p>
      <text:p text:style-name="P1">Elle reste dans le monde 1h par point de pouvoir. <text:s/></text:p>
      <text:p text:style-name="P3"/>
      <text:p text:style-name="P1"/>
      <text:p text:style-name="P1"><text:span text:style-name="T1">Chapitre 4</text:span>: Les compétences secondaires</text:p>
      <text:p text:style-name="P1"/>
      <text:p text:style-name="P1">7 champs de compétences secondaires:</text:p>
      <text:p text:style-name="P1">Althétique </text:p>
      <text:p text:style-name="P1">Clandestin</text:p>
      <text:p text:style-name="P1">Créatif</text:p>
      <text:p text:style-name="P1">Intellectuel</text:p>
      <text:p text:style-name="P1">Sensoriel</text:p>
      <text:p text:style-name="P1">Social</text:p>
      <text:p text:style-name="P1">Vital</text:p>
      <text:p text:style-name="P1"/>
      <text:p text:style-name="P1">Difficulté variable à l'appréciation du mj, il y a 10 niveau de difficulté. </text:p>
      <text:p text:style-name="P1">Incompétent == - 30</text:p>
      <text:p text:style-name="P1"/>
      <text:p text:style-name="P1"><text:soft-page-break/>Réussite supérieure == marge de réussite &gt;= 40</text:p>
      <text:p text:style-name="P1">Réussite absolue == marge de réussite &gt;= 80</text:p>
      <text:p text:style-name="P1"/>
      <text:p text:style-name="P1"/>
      <text:p text:style-name="P1"><text:span text:style-name="T1">Passive</text:span>:</text:p>
      <text:p text:style-name="P1">Test gratuit,pas de déclaration, peut être fait par le mj. </text:p>
      <text:p text:style-name="P1"/>
      <text:p text:style-name="P5">Maladresse:</text:p>
      <text:p text:style-name="P1">1-&gt; 50 ok </text:p>
      <text:p text:style-name="P1">51 → 100 : dangereux</text:p>
      <text:p text:style-name="P1">101+ : tragique</text:p>
      <text:p text:style-name="P1"/>
      <text:p text:style-name="P5">Test opposé:</text:p>
      <text:p text:style-name="P5"/>
      <text:p text:style-name="P1">pj(Compétence + jet) – <text:s/>pnj(competence + jet). Le plus fort gagne, si les compétences ne sont pas opposés, alors il faut que la marge soit suppérieur à la valeur de la compétence de l'autre. </text:p>
      <text:p text:style-name="P1"/>
      <text:p text:style-name="P1"><text:span text:style-name="T1">Spécialité</text:span>:</text:p>
      <text:p text:style-name="P1">Certaines compétences peuvent être spécialisé.</text:p>
      <text:p text:style-name="P1"/>
      <text:p text:style-name="P1"/>
      <text:p text:style-name="P1">Connaissance</text:p>
      <text:p text:style-name="P1">Impossible de faire un test si incompétent. </text:p>
      <text:p text:style-name="P1"/>
      <text:p text:style-name="P1"/>
      <text:p text:style-name="P1">Malus d'armure:</text:p>
      <text:p text:style-name="P1">compétence physique subissent un malus quand le personnage porte une armure. </text:p>
      <text:p text:style-name="P3"/>
      <text:p text:style-name="P1"/>
      <text:p text:style-name="P1">Chapitre 8 Arme et équipement</text:p>
      <text:p text:style-name="P1"/>
      <text:p text:style-name="P1">Monnaie:</text:p>
      <text:p text:style-name="P1">Pièce d'or (PO)</text:p>
      <text:p text:style-name="P1">Pièce d'Argent (PA)</text:p>
      <text:p text:style-name="P1">Pièce de cuivre (PC)</text:p>
      <text:p text:style-name="P1"/>
      <text:p text:style-name="P1"><text:soft-page-break/>1 P0 = 100 PA = 1000 PC</text:p>
      <text:p text:style-name="P1">1 PA = 10 PC</text:p>
      <text:p text:style-name="P1"/>
      <text:p text:style-name="P1"/>
      <text:p text:style-name="P1">Fond de départ:</text:p>
      <text:p text:style-name="P1">Pauvre : 5 PC</text:p>
      <text:p text:style-name="P1">Moyen : 1 PO</text:p>
      <text:p text:style-name="P1">Haute : 20 PO</text:p>
      <text:p text:style-name="P1">Basse Noblesse: 150 PO</text:p>
      <text:p text:style-name="P1"/>
      <text:p text:style-name="P1"/>
      <text:p text:style-name="P1"/>
      <text:p text:style-name="P5">Équipement spécial: Page 69</text:p>
      <text:p text:style-name="P1">Chaque tranche de +5 e, bonus augmente de 50 points la présence de l'objet. </text:p>
      <text:p text:style-name="P1">Bonus max: + 25</text:p>
      <text:p text:style-name="P1"/>
      <text:p text:style-name="P5">Les Armes:</text:p>
      <text:p text:style-name="P5"/>
      <text:p text:style-name="P6">mode d'attaque: </text:p>
      <text:p text:style-name="P6">Tranchant, </text:p>
      <text:p text:style-name="P6">contondant, </text:p>
      <text:p text:style-name="P6">perforantes, </text:p>
      <text:p text:style-name="P6">chaleur, </text:p>
      <text:p text:style-name="P6">Froid, </text:p>
      <text:p text:style-name="P6">Electricité,</text:p>
      <text:p text:style-name="P6">Energie.</text:p>
      <text:p text:style-name="P6"/>
      <text:p text:style-name="P6">Catégorie: </text:p>
      <text:p text:style-name="P6">Arme courte</text:p>
      <text:p text:style-name="P6">Corde</text:p>
      <text:p text:style-name="P6">Deux mains</text:p>
      <text:p text:style-name="P6">Épée</text:p>
      <text:p text:style-name="P6">Hache</text:p>
      <text:p text:style-name="P6">Hast</text:p>
      <text:p text:style-name="P6">Masse</text:p>
      <text:p text:style-name="P6">Mixtes</text:p>
      <text:p text:style-name="P6"><text:soft-page-break/></text:p>
      <text:p text:style-name="P5">Dégats et vitesse</text:p>
      <text:p text:style-name="P5"/>
      <text:p text:style-name="P6">dégats de l'arme = Base de dégats + Bonus de force </text:p>
      <text:p text:style-name="P6">Si arme à deux mains = Base de dégats + 2*Bonus de force.</text:p>
      <text:p text:style-name="P6"/>
      <text:p text:style-name="P6">La vitesse est un modificateur à l'initiative de son porteur. </text:p>
      <text:p text:style-name="P6">Si deux armes le bonus à l'init est celui de la plus lente. </text:p>
      <text:p text:style-name="P6"/>
      <text:p text:style-name="P6">Combat main nues : Vitesse 20 et dégats 10 (modifiable par un art martial)</text:p>
      <text:p text:style-name="P6"/>
      <text:p text:style-name="P6">Le bonus de l'arme s'ajoute à la compétence d'attaque et de parade.</text:p>
      <text:p text:style-name="P6">Il s'ajoute aussi deux fois aux dégats, et une fois à la vitesse et au fracassement.</text:p>
      <text:p text:style-name="P6">Chaque +5 retranche également 1 IP (indice de protection). </text:p>
      <text:p text:style-name="P6"/>
      <text:p text:style-name="P6"><text:span text:style-name="T1">Force Requise</text:span></text:p>
      <text:p text:style-name="P6">Chaque arme demande une force minimum.</text:p>
      <text:p text:style-name="P6">Un malus de -10 par point manquant est affecté au attaque, parade du personnage. <text:s/></text:p>
      <text:p text:style-name="P6"/>
      <text:p text:style-name="P6">Armes enormes:</text:p>
      <text:list xml:id="list430678892" text:style-name="L1">
        <text:list-item>
          <text:p text:style-name="P7">Force requise +2 </text:p>
        </text:list-item>
        <text:list-item>
          <text:p text:style-name="P7">50% aux dégats</text:p>
        </text:list-item>
        <text:list-item>
          <text:p text:style-name="P7">Solidité: +6</text:p>
        </text:list-item>
        <text:list-item>
          <text:p text:style-name="P7">Fracassement: +3</text:p>
        </text:list-item>
        <text:list-item>
          <text:p text:style-name="P7">Si pj taille moyenne alors –40 à son init</text:p>
        </text:list-item>
      </text:list>
      <text:p text:style-name="P6"/>
      <text:p text:style-name="P6"/>
      <text:p text:style-name="P6">Armes Géantes</text:p>
      <text:p text:style-name="P6">-Portable par les etres Gigantesque et colossaux</text:p>
      <text:p text:style-name="P6">-Demande +5 à la force requise</text:p>
      <text:p text:style-name="P6">-double la base de dégats</text:p>
      <text:list xml:id="list1988490667" text:style-name="L2">
        <text:list-item>
          <text:p text:style-name="P8">Solidité: 16</text:p>
        </text:list-item>
        <text:list-item>
          <text:p text:style-name="P8">fracassement: 8</text:p>
        </text:list-item>
      </text:list>
      <text:p text:style-name="P6">-si créature Grande ou énorme: -40 à l'init</text:p>
      <text:p text:style-name="P6"/>
      <text:p text:style-name="P6">Arme d'hast et Combat monté. </text:p>
      <text:p text:style-name="P6"><text:soft-page-break/>En utilisation de charge en perforant, on ajoute deux fois le modificateur de force de la monture. </text:p>
      <text:p text:style-name="P6"/>
      <text:p text:style-name="P6">Les boucliers:</text:p>
      <text:p text:style-name="P6">Page 73</text:p>
      <text:p text:style-name="P6"/>
      <text:p text:style-name="P6"/>
      <text:p text:style-name="P6"/>
      <text:p text:style-name="P5">Les armures : Page 77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FreeSans" svg:font-family="FreeSans" style:font-family-generic="roman" style:font-pitch="variable"/>
    <style:font-face style:name="FreeSans1" svg:font-family="FreeSans" style:font-family-generic="swiss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reeSans" fo:font-size="12pt" fo:language="en" fo:country="US" style:letter-kerning="true" style:font-name-asian="FreeSans2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FreeSans1" fo:font-size="14pt" style:font-name-asian="FreeSans2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1T22:43:37</meta:creation-date>
    <dc:date>2012-10-14T12:29:36</dc:date>
    <meta:editing-duration>PT4H5M30S</meta:editing-duration>
    <meta:editing-cycles>18</meta:editing-cycles>
    <meta:generator>LibreOffice/3.5$Linux_x86 LibreOffice_project/350m1$Build-2</meta:generator>
    <meta:document-statistic meta:table-count="0" meta:image-count="0" meta:object-count="0" meta:page-count="7" meta:paragraph-count="141" meta:word-count="949" meta:character-count="5178" meta:non-whitespace-character-count="4325"/>
  </office:meta>
</office:document-meta>
</file>